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center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16768in" fo:padding-bottom="0.16768in" fo:padding-left="0.16768in" fo:padding-right="0.16768in" draw:textarea-vertical-align="middle" draw:textarea-horizontal-align="center" draw:fill="solid" draw:fill-color="#c00000" draw:opacity="90%" draw:stroke="solid" svg:stroke-width="0.02778in" svg:stroke-color="#4f81bd" svg:stroke-opacity="100%" draw:auto-grow-width="false" draw:auto-grow-height="false"/>
      <style:paragraph-properties style:font-independent-line-spacing="true" style:writing-mode="lr-tb"/>
    </style:style>
    <style:style style:family="graphic" style:name="a795">
      <style:graphic-properties/>
    </style:style>
    <style:style style:family="presentation" style:name="a796">
      <style:graphic-properties draw:fill="none" draw:stroke="solid" svg:stroke-width="0.01389in" svg:stroke-color="#000000" svg:stroke-opacity="100%" draw:stroke-linejoin="miter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center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16768in" fo:padding-bottom="0.16768in" fo:padding-left="0.16768in" fo:padding-right="0.16768in" draw:textarea-vertical-align="middle" draw:textarea-horizontal-align="center" draw:fill="solid" draw:fill-color="#ffffff" draw:opacity="90%" draw:stroke="solid" svg:stroke-width="0.02778in" svg:stroke-color="#4f81bd" svg:stroke-opacity="100%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center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16768in" fo:padding-bottom="0.16768in" fo:padding-left="0.16768in" fo:padding-right="0.16768in" draw:textarea-vertical-align="middle" draw:textarea-horizontal-align="center" draw:fill="solid" draw:fill-color="#ffffff" draw:opacity="90%" draw:stroke="solid" svg:stroke-width="0.02778in" svg:stroke-color="#4f81bd" svg:stroke-opacity="100%" draw:auto-grow-width="false" draw:auto-grow-height="fals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transition-type="manual" presentation:transition-speed="slow" smil:type="fade" smil:subtype="fadeFromColor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7">
      <style:graphic-properties draw:fill="solid" draw:fill-color="#4f81bd" draw:opacity="100%" draw:stroke="solid" svg:stroke-width="0.02778in" svg:stroke-color="#ffffff" svg:stroke-opacity="100%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2" draw:style-name="a776" draw:master-page-name="Master1-Layout2-obj-Titel-und-Inhalt" presentation:presentation-page-layout-name="Master1-PPL2" draw:id="Slide-257">
        <draw:g draw:name="Diagramm 6" draw:id="id73" draw:style-name="a795">
          <svg:title/>
          <svg:desc/>
          <draw:custom-shape svg:x="1.32579in" svg:y="1.30878in" svg:width="5.13593in" svg:height="5.13593in" draw:id="id69" draw:style-name="a777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4.54955in" svg:y="1.82514in" svg:width="3.33836in" svg:height="1.21577in" draw:id="id70" draw:style-name="a782">
            <svg:title/>
            <svg:desc/>
            <text:p text:style-name="a781" text:class-names="" text:cond-style-name=""><text:span text:style-name="a778" text:class-names="">Constant<text:s text:c="1"/></text:span><text:span text:style-name="a779" text:class-names="">expressions</text:span><text:span text:style-name="a780" text:class-names=""/></text:p>
            <draw:enhanced-geometry xmlns:dr3d="urn:oasis:names:tc:opendocument:xmlns:dr3d:1.0" draw:type="non-primitive" svg:viewBox="0 0 3052592 1111701" draw:enhanced-path="M 0 185287 C 0 82956 82956 0 185287 0 L 2867305 0 C 2969636 0 3052592 82956 3052592 185287 L 3052592 926414 C 3052592 1028745 2969636 1111701 2867305 1111701 L 185287 1111701 C 82956 1111701 0 1028745 0 926414 L 0 18528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52592"/>
              <draw:equation draw:name="f7" draw:formula="?f4 / 1111701"/>
              <draw:equation draw:name="f8" draw:formula="0 * ?f5 / 3052592"/>
              <draw:equation draw:name="f9" draw:formula="185287 * ?f4 / 1111701"/>
              <draw:equation draw:name="f10" draw:formula="185287 * ?f5 / 3052592"/>
              <draw:equation draw:name="f11" draw:formula="0 * ?f4 / 1111701"/>
              <draw:equation draw:name="f12" draw:formula="2867305 * ?f5 / 3052592"/>
              <draw:equation draw:name="f13" draw:formula="3052592 * ?f5 / 3052592"/>
              <draw:equation draw:name="f14" draw:formula="926414 * ?f4 / 1111701"/>
              <draw:equation draw:name="f15" draw:formula="1111701 * ?f4 / 111170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4.54955in" svg:y="3.19288in" svg:width="3.33836in" svg:height="1.21577in" draw:id="id71" draw:style-name="a789">
            <svg:title/>
            <svg:desc/>
            <text:p text:style-name="a788" text:class-names="" text:cond-style-name=""><text:span text:style-name="a783" text:class-names="">Type-</text:span><text:span text:style-name="a784" text:class-names="">traits</text:span><text:span text:style-name="a785" text:class-names=""><text:s text:c="1"/></text:span><text:span text:style-name="a786" text:class-names="">library</text:span><text:span text:style-name="a787" text:class-names=""/></text:p>
            <draw:enhanced-geometry xmlns:dr3d="urn:oasis:names:tc:opendocument:xmlns:dr3d:1.0" draw:type="non-primitive" svg:viewBox="0 0 3052592 1111701" draw:enhanced-path="M 0 185287 C 0 82956 82956 0 185287 0 L 2867305 0 C 2969636 0 3052592 82956 3052592 185287 L 3052592 926414 C 3052592 1028745 2969636 1111701 2867305 1111701 L 185287 1111701 C 82956 1111701 0 1028745 0 926414 L 0 18528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52592"/>
              <draw:equation draw:name="f7" draw:formula="?f4 / 1111701"/>
              <draw:equation draw:name="f8" draw:formula="0 * ?f5 / 3052592"/>
              <draw:equation draw:name="f9" draw:formula="185287 * ?f4 / 1111701"/>
              <draw:equation draw:name="f10" draw:formula="185287 * ?f5 / 3052592"/>
              <draw:equation draw:name="f11" draw:formula="0 * ?f4 / 1111701"/>
              <draw:equation draw:name="f12" draw:formula="2867305 * ?f5 / 3052592"/>
              <draw:equation draw:name="f13" draw:formula="3052592 * ?f5 / 3052592"/>
              <draw:equation draw:name="f14" draw:formula="926414 * ?f4 / 1111701"/>
              <draw:equation draw:name="f15" draw:formula="1111701 * ?f4 / 111170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4.54955in" svg:y="4.56062in" svg:width="3.33836in" svg:height="1.21577in" draw:id="id72" draw:style-name="a794">
            <svg:title/>
            <svg:desc/>
            <text:p text:style-name="a793" text:class-names="" text:cond-style-name=""><text:span text:style-name="a790" text:class-names="">Template<text:s text:c="1"/></text:span><text:span text:style-name="a791" text:class-names="">metaprogramming</text:span><text:span text:style-name="a792" text:class-names=""/></text:p>
            <draw:enhanced-geometry xmlns:dr3d="urn:oasis:names:tc:opendocument:xmlns:dr3d:1.0" draw:type="non-primitive" svg:viewBox="0 0 3052592 1111701" draw:enhanced-path="M 0 185287 C 0 82956 82956 0 185287 0 L 2867305 0 C 2969636 0 3052592 82956 3052592 185287 L 3052592 926414 C 3052592 1028745 2969636 1111701 2867305 1111701 L 185287 1111701 C 82956 1111701 0 1028745 0 926414 L 0 18528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52592"/>
              <draw:equation draw:name="f7" draw:formula="?f4 / 1111701"/>
              <draw:equation draw:name="f8" draw:formula="0 * ?f5 / 3052592"/>
              <draw:equation draw:name="f9" draw:formula="185287 * ?f4 / 1111701"/>
              <draw:equation draw:name="f10" draw:formula="185287 * ?f5 / 3052592"/>
              <draw:equation draw:name="f11" draw:formula="0 * ?f4 / 1111701"/>
              <draw:equation draw:name="f12" draw:formula="2867305 * ?f5 / 3052592"/>
              <draw:equation draw:name="f13" draw:formula="3052592 * ?f5 / 3052592"/>
              <draw:equation draw:name="f14" draw:formula="926414 * ?f4 / 1111701"/>
              <draw:equation draw:name="f15" draw:formula="1111701 * ?f4 / 111170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presentation:notes draw:style-name="a802">
          <draw:page-thumbnail draw:page-number="1" svg:x="1.25in" svg:y="0.75in" svg:width="5in" svg:height="3.75in" presentation:class="page" draw:id="id74" presentation:style-name="a796" draw:name="Folienbildplatzhalter 1">
            <svg:title/>
            <svg:desc/>
          </draw:page-thumbnail>
          <draw:frame draw:id="id75" presentation:style-name="a797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76" draw:style-name="a801" draw:name="Foliennummernplatzhalter 3" svg:x="4.24826in" svg:y="9.49826in" svg:width="3.25in" svg:height="0.5in">
            <draw:text-box>
              <text:p text:style-name="a800" text:class-names="" text:cond-style-name=""><text:span text:style-name="a798" text:class-names=""><text:page-number style:num-format="1" text:fixed="false">3</text:page-number></text:span><text:span text:style-name="a799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el und Inhal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Abschnitts-&#10;überschrift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Zwei Inhalte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Vergleich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Nur Tite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Leer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Inhalt mit Überschrif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Bild mit Überschrif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el und vertikaler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kaler Titel u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Larissa" style:page-layout-name="pageLayout1" draw:style-name="a0">
      <draw:frame draw:id="id0" presentation:style-name="a4" draw:name="Titelplatzhalt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1" presentation:style-name="a21" draw:name="Textplatzhalt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Kopfzeilenplatzhalter 1" svg:x="0in" svg:y="0in" svg:width="3.25in" svg:height="0.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umsplatzhalter 2" svg:x="4.24826in" svg:y="0in" svg:width="3.25in" svg:height="0.5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2" draw:name="Folienbildplatzhalter 3">
          <svg:title/>
          <svg:desc/>
        </draw:page-thumbnail>
        <draw:frame draw:id="id8" presentation:style-name="a58" draw:name="Notizenplatzhalter 4" svg:x="0.75in" svg:y="4.75in" svg:width="6in" svg:height="4.5in" presentation:class="notes" presentation:placeholder="false">
          <draw:text-box>
            <text:p text:style-name="a44" text:class-names="" text:cond-style-name=""><text:span text:style-name="a43" text:class-names="">Textmasterformat bearbeiten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Zweite Ebene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ünfte Ebene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ußzeilenplatzhalter 5" svg:x="0in" svg:y="9.49826in" svg:width="3.25in" svg:height="0.5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Foliennummernplatzhalter 6" svg:x="4.24826in" svg:y="9.49826in" svg:width="3.25in" svg:height="0.5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7">
      <draw:frame draw:id="id11" presentation:style-name="a71" draw:name="Titel 1" svg:x="0.75in" svg:y="2.32986in" svg:width="8.5in" svg:height="1.60764in" presentation:class="title" presentation:placeholder="false">
        <draw:text-box>
          <text:p text:style-name="a70" text:class-names="" text:cond-style-name=""><text:span text:style-name="a68" text:class-names="">Titelmasterformat durch Klicken bearbeiten</text:span><text:span text:style-name="a69" text:class-names=""/></text:p>
        </draw:text-box>
        <svg:title/>
        <svg:desc/>
      </draw:frame>
      <draw:frame draw:id="id12" presentation:style-name="a75" draw:name="Untertitel 2" svg:x="1.5in" svg:y="4.25in" svg:width="7in" svg:height="1.91667in" presentation:class="subtitle" presentation:placeholder="false">
        <draw:text-box>
          <text:p text:style-name="a74" text:class-names="" text:cond-style-name=""><text:span text:style-name="a72" text:class-names="">Formatvorlage des Untertitelmasters durch Klicken bearbeiten</text:span><text:span text:style-name="a73" text:class-names=""/></text:p>
        </draw:text-box>
        <svg:title/>
        <svg:desc/>
      </draw:frame>
      <draw:frame draw:id="id13" presentation:style-name="a80" draw:name="Datumsplatzhalter 3" svg:x="0.5in" svg:y="6.95139in" svg:width="2.3333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/></text:span><text:span text:style-name="a78" text:class-names=""/></text:p>
        </draw:text-box>
        <svg:title/>
        <svg:desc/>
      </draw:frame>
      <draw:frame draw:id="id14" presentation:style-name="a83" draw:name="Fußzeilenplatzhalter 4" svg:x="3.41667in" svg:y="6.95139in" svg:width="3.16667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Foliennummernplatzhalter 5" svg:x="7.16667in" svg:y="6.95139in" svg:width="2.3333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/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Kopfzeilenplatzhalter 1" svg:x="0in" svg:y="0in" svg:width="3.25in" svg:height="0.5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umsplatzhalter 2" svg:x="4.24826in" svg:y="0in" svg:width="3.25in" svg:height="0.5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96" draw:name="Folienbildplatzhalter 3">
          <svg:title/>
          <svg:desc/>
        </draw:page-thumbnail>
        <draw:frame draw:id="id8" presentation:style-name="a112" draw:name="Notizenplatzhalter 4" svg:x="0.75in" svg:y="4.75in" svg:width="6in" svg:height="4.5in" presentation:class="notes" presentation:placeholder="false">
          <draw:text-box>
            <text:p text:style-name="a98" text:class-names="" text:cond-style-name=""><text:span text:style-name="a97" text:class-names="">Textmasterformat bearbeiten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Zweite Ebene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ünfte Ebene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ußzeilenplatzhalter 5" svg:x="0in" svg:y="9.49826in" svg:width="3.25in" svg:height="0.5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Foliennummernplatzhalter 6" svg:x="4.24826in" svg:y="9.49826in" svg:width="3.25in" svg:height="0.5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21">
      <draw:frame draw:id="id16" presentation:style-name="a125" draw:name="Titel 1" svg:x="0.5in" svg:y="0.30035in" svg:width="9in" svg:height="1.25in" presentation:class="title" presentation:placeholder="false">
        <draw:text-box>
          <text:p text:style-name="a124" text:class-names="" text:cond-style-name=""><text:span text:style-name="a122" text:class-names="">Titelmasterformat durch Klicken bearbeiten</text:span><text:span text:style-name="a123" text:class-names=""/></text:p>
        </draw:text-box>
        <svg:title/>
        <svg:desc/>
      </draw:frame>
      <draw:frame draw:id="id17" presentation:style-name="a142" draw:name="Inhaltsplatzhalter 2" svg:x="0.5in" svg:y="1.75in" svg:width="9in" svg:height="4.94965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Textmasterformat bearbeiten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Zweite Ebene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ünfte Ebene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umsplatzhalter 3" svg:x="0.5in" svg:y="6.95139in" svg:width="2.3333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/></text:span><text:span text:style-name="a145" text:class-names=""/></text:p>
        </draw:text-box>
        <svg:title/>
        <svg:desc/>
      </draw:frame>
      <draw:frame draw:id="id19" presentation:style-name="a150" draw:name="Fußzeilenplatzhalter 4" svg:x="3.41667in" svg:y="6.95139in" svg:width="3.16667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Foliennummernplatzhalter 5" svg:x="7.16667in" svg:y="6.95139in" svg:width="2.3333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Kopfzeilenplatzhalter 1" svg:x="0in" svg:y="0in" svg:width="3.25in" svg:height="0.5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umsplatzhalter 2" svg:x="4.24826in" svg:y="0in" svg:width="3.25in" svg:height="0.5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163" draw:name="Folienbildplatzhalter 3">
          <svg:title/>
          <svg:desc/>
        </draw:page-thumbnail>
        <draw:frame draw:id="id8" presentation:style-name="a179" draw:name="Notizenplatzhalter 4" svg:x="0.75in" svg:y="4.75in" svg:width="6in" svg:height="4.5in" presentation:class="notes" presentation:placeholder="false">
          <draw:text-box>
            <text:p text:style-name="a165" text:class-names="" text:cond-style-name=""><text:span text:style-name="a164" text:class-names="">Textmasterformat bearbeiten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Zweite Ebene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ünfte Ebene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Fußzeilenplatzhalter 5" svg:x="0in" svg:y="9.49826in" svg:width="3.25in" svg:height="0.5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Foliennummernplatzhalter 6" svg:x="4.24826in" svg:y="9.49826in" svg:width="3.25in" svg:height="0.5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88">
      <draw:frame draw:id="id21" presentation:style-name="a192" draw:name="Titel 1" svg:x="0.78993in" svg:y="4.81944in" svg:width="8.5in" svg:height="1.48958in" presentation:class="title" presentation:placeholder="false">
        <draw:text-box>
          <text:p text:style-name="a191" text:class-names="" text:cond-style-name=""><text:span text:style-name="a189" text:class-names="">Titelmasterformat durch Klicken bearbeiten</text:span><text:span text:style-name="a190" text:class-names=""/></text:p>
        </draw:text-box>
        <svg:title/>
        <svg:desc/>
      </draw:frame>
      <draw:frame draw:id="id22" presentation:style-name="a196" draw:name="Textplatzhalter 2" svg:x="0.78993in" svg:y="3.17882in" svg:width="8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Textmasterformat bearbeiten</text:span></text:p>
            </text:list-item>
          </text:list>
        </draw:text-box>
        <svg:title/>
        <svg:desc/>
      </draw:frame>
      <draw:frame draw:id="id23" presentation:style-name="a201" draw:name="Datumsplatzhalter 3" svg:x="0.5in" svg:y="6.95139in" svg:width="2.3333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</draw:text-box>
        <svg:title/>
        <svg:desc/>
      </draw:frame>
      <draw:frame draw:id="id24" presentation:style-name="a204" draw:name="Fußzeilenplatzhalter 4" svg:x="3.41667in" svg:y="6.95139in" svg:width="3.16667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Foliennummernplatzhalter 5" svg:x="7.16667in" svg:y="6.95139in" svg:width="2.3333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/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Kopfzeilenplatzhalter 1" svg:x="0in" svg:y="0in" svg:width="3.25in" svg:height="0.5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umsplatzhalter 2" svg:x="4.24826in" svg:y="0in" svg:width="3.25in" svg:height="0.5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217" draw:name="Folienbildplatzhalter 3">
          <svg:title/>
          <svg:desc/>
        </draw:page-thumbnail>
        <draw:frame draw:id="id8" presentation:style-name="a233" draw:name="Notizenplatzhalter 4" svg:x="0.75in" svg:y="4.75in" svg:width="6in" svg:height="4.5in" presentation:class="notes" presentation:placeholder="false">
          <draw:text-box>
            <text:p text:style-name="a219" text:class-names="" text:cond-style-name=""><text:span text:style-name="a218" text:class-names="">Textmasterformat bearbeiten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Zweite Ebene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ünfte Ebene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ußzeilenplatzhalter 5" svg:x="0in" svg:y="9.49826in" svg:width="3.25in" svg:height="0.5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Foliennummernplatzhalter 6" svg:x="4.24826in" svg:y="9.49826in" svg:width="3.25in" svg:height="0.5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42">
      <draw:frame draw:id="id26" presentation:style-name="a246" draw:name="Titel 1" svg:x="0.5in" svg:y="0.30035in" svg:width="9in" svg:height="1.25in" presentation:class="title" presentation:placeholder="false">
        <draw:text-box>
          <text:p text:style-name="a245" text:class-names="" text:cond-style-name=""><text:span text:style-name="a243" text:class-names="">Titelmasterformat durch Klicken bearbeiten</text:span><text:span text:style-name="a244" text:class-names=""/></text:p>
        </draw:text-box>
        <svg:title/>
        <svg:desc/>
      </draw:frame>
      <draw:frame draw:id="id27" presentation:style-name="a263" draw:name="Inhaltsplatzhalter 2" svg:x="0.5in" svg:y="1.75in" svg:width="4.41667in" svg:height="4.94965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Textmasterformat bearbeiten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Zweite Ebene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ünfte Ebene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Inhaltsplatzhalter 3" svg:x="5.08333in" svg:y="1.75in" svg:width="4.41667in" svg:height="4.94965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Textmasterformat bearbeite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Zweite Ebene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ünfte Ebene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umsplatzhalter 4" svg:x="0.5in" svg:y="6.95139in" svg:width="2.3333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30" presentation:style-name="a288" draw:name="Fußzeilenplatzhalter 5" svg:x="3.41667in" svg:y="6.95139in" svg:width="3.16667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Foliennummernplatzhalter 6" svg:x="7.16667in" svg:y="6.95139in" svg:width="2.3333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Kopfzeilenplatzhalter 1" svg:x="0in" svg:y="0in" svg:width="3.25in" svg:height="0.5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umsplatzhalter 2" svg:x="4.24826in" svg:y="0in" svg:width="3.25in" svg:height="0.5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301" draw:name="Folienbildplatzhalter 3">
          <svg:title/>
          <svg:desc/>
        </draw:page-thumbnail>
        <draw:frame draw:id="id8" presentation:style-name="a317" draw:name="Notizenplatzhalter 4" svg:x="0.75in" svg:y="4.75in" svg:width="6in" svg:height="4.5in" presentation:class="notes" presentation:placeholder="false">
          <draw:text-box>
            <text:p text:style-name="a303" text:class-names="" text:cond-style-name=""><text:span text:style-name="a302" text:class-names="">Textmasterformat bearbeiten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Zweite Ebene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ünfte Ebene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Fußzeilenplatzhalter 5" svg:x="0in" svg:y="9.49826in" svg:width="3.25in" svg:height="0.5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Foliennummernplatzhalter 6" svg:x="4.24826in" svg:y="9.49826in" svg:width="3.25in" svg:height="0.5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26">
      <draw:frame draw:id="id32" presentation:style-name="a330" draw:name="Titel 1" svg:x="0.5in" svg:y="0.30035in" svg:width="9in" svg:height="1.25in" presentation:class="title" presentation:placeholder="false">
        <draw:text-box>
          <text:p text:style-name="a329" text:class-names="" text:cond-style-name=""><text:span text:style-name="a327" text:class-names="">Titelmasterformat durch Klicken bearbeiten</text:span><text:span text:style-name="a328" text:class-names=""/></text:p>
        </draw:text-box>
        <svg:title/>
        <svg:desc/>
      </draw:frame>
      <draw:frame draw:id="id33" presentation:style-name="a334" draw:name="Textplatzhalter 2" svg:x="0.5in" svg:y="1.67882in" svg:width="4.4184in" svg:height="0.69965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Textmasterformat bearbeiten</text:span></text:p>
            </text:list-item>
          </text:list>
        </draw:text-box>
        <svg:title/>
        <svg:desc/>
      </draw:frame>
      <draw:frame draw:id="id34" presentation:style-name="a351" draw:name="Inhaltsplatzhalter 3" svg:x="0.5in" svg:y="2.37847in" svg:width="4.4184in" svg:height="4.32118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Textmasterformat bearbeiten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Zweite Ebene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ünfte Ebene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extplatzhalter 4" svg:x="5.07986in" svg:y="1.67882in" svg:width="4.42014in" svg:height="0.69965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Textmasterformat bearbeiten</text:span></text:p>
            </text:list-item>
          </text:list>
        </draw:text-box>
        <svg:title/>
        <svg:desc/>
      </draw:frame>
      <draw:frame draw:id="id36" presentation:style-name="a372" draw:name="Inhaltsplatzhalter 5" svg:x="5.07986in" svg:y="2.37847in" svg:width="4.42014in" svg:height="4.32118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Textmasterformat bearbeiten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Zweite Ebene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ünfte Ebene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umsplatzhalter 6" svg:x="0.5in" svg:y="6.95139in" svg:width="2.3333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/></text:span><text:span text:style-name="a375" text:class-names=""/></text:p>
        </draw:text-box>
        <svg:title/>
        <svg:desc/>
      </draw:frame>
      <draw:frame draw:id="id38" presentation:style-name="a380" draw:name="Fußzeilenplatzhalter 7" svg:x="3.41667in" svg:y="6.95139in" svg:width="3.16667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Foliennummernplatzhalter 8" svg:x="7.16667in" svg:y="6.95139in" svg:width="2.3333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/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Kopfzeilenplatzhalter 1" svg:x="0in" svg:y="0in" svg:width="3.25in" svg:height="0.5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umsplatzhalter 2" svg:x="4.24826in" svg:y="0in" svg:width="3.25in" svg:height="0.5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/></text:span><text:span text:style-name="a39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393" draw:name="Folienbildplatzhalter 3">
          <svg:title/>
          <svg:desc/>
        </draw:page-thumbnail>
        <draw:frame draw:id="id8" presentation:style-name="a409" draw:name="Notizenplatzhalter 4" svg:x="0.75in" svg:y="4.75in" svg:width="6in" svg:height="4.5in" presentation:class="notes" presentation:placeholder="false">
          <draw:text-box>
            <text:p text:style-name="a395" text:class-names="" text:cond-style-name=""><text:span text:style-name="a394" text:class-names="">Textmasterformat bearbeiten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Zweite Ebene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ünfte Ebene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ußzeilenplatzhalter 5" svg:x="0in" svg:y="9.49826in" svg:width="3.25in" svg:height="0.5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Foliennummernplatzhalter 6" svg:x="4.24826in" svg:y="9.49826in" svg:width="3.25in" svg:height="0.5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18">
      <draw:frame draw:id="id40" presentation:style-name="a422" draw:name="Titel 1" svg:x="0.5in" svg:y="0.30035in" svg:width="9in" svg:height="1.25in" presentation:class="title" presentation:placeholder="false">
        <draw:text-box>
          <text:p text:style-name="a421" text:class-names="" text:cond-style-name=""><text:span text:style-name="a419" text:class-names="">Titelmasterformat durch Klicken bearbeiten</text:span><text:span text:style-name="a420" text:class-names=""/></text:p>
        </draw:text-box>
        <svg:title/>
        <svg:desc/>
      </draw:frame>
      <draw:frame draw:id="id41" presentation:style-name="a427" draw:name="Datumsplatzhalter 2" svg:x="0.5in" svg:y="6.95139in" svg:width="2.3333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/></text:span><text:span text:style-name="a425" text:class-names=""/></text:p>
        </draw:text-box>
        <svg:title/>
        <svg:desc/>
      </draw:frame>
      <draw:frame draw:id="id42" presentation:style-name="a430" draw:name="Fußzeilenplatzhalter 3" svg:x="3.41667in" svg:y="6.95139in" svg:width="3.16667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Foliennummernplatzhalter 4" svg:x="7.16667in" svg:y="6.95139in" svg:width="2.3333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Kopfzeilenplatzhalter 1" svg:x="0in" svg:y="0in" svg:width="3.25in" svg:height="0.5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umsplatzhalter 2" svg:x="4.24826in" svg:y="0in" svg:width="3.25in" svg:height="0.5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/></text:span><text:span text:style-name="a44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43" draw:name="Folienbildplatzhalter 3">
          <svg:title/>
          <svg:desc/>
        </draw:page-thumbnail>
        <draw:frame draw:id="id8" presentation:style-name="a459" draw:name="Notizenplatzhalter 4" svg:x="0.75in" svg:y="4.75in" svg:width="6in" svg:height="4.5in" presentation:class="notes" presentation:placeholder="false">
          <draw:text-box>
            <text:p text:style-name="a445" text:class-names="" text:cond-style-name=""><text:span text:style-name="a444" text:class-names="">Textmasterformat bearbeiten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Zweite Ebene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ünfte Ebene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ußzeilenplatzhalter 5" svg:x="0in" svg:y="9.49826in" svg:width="3.25in" svg:height="0.5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Foliennummernplatzhalter 6" svg:x="4.24826in" svg:y="9.49826in" svg:width="3.25in" svg:height="0.5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468">
      <draw:frame draw:id="id44" presentation:style-name="a473" draw:name="Datumsplatzhalter 1" svg:x="0.5in" svg:y="6.95139in" svg:width="2.3333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/></text:span><text:span text:style-name="a471" text:class-names=""/></text:p>
        </draw:text-box>
        <svg:title/>
        <svg:desc/>
      </draw:frame>
      <draw:frame draw:id="id45" presentation:style-name="a476" draw:name="Fußzeilenplatzhalter 2" svg:x="3.41667in" svg:y="6.95139in" svg:width="3.16667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Foliennummernplatzhalter 3" svg:x="7.16667in" svg:y="6.95139in" svg:width="2.3333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/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Kopfzeilenplatzhalter 1" svg:x="0in" svg:y="0in" svg:width="3.25in" svg:height="0.5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umsplatzhalter 2" svg:x="4.24826in" svg:y="0in" svg:width="3.25in" svg:height="0.5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/></text:span><text:span text:style-name="a486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89" draw:name="Folienbildplatzhalter 3">
          <svg:title/>
          <svg:desc/>
        </draw:page-thumbnail>
        <draw:frame draw:id="id8" presentation:style-name="a505" draw:name="Notizenplatzhalter 4" svg:x="0.75in" svg:y="4.75in" svg:width="6in" svg:height="4.5in" presentation:class="notes" presentation:placeholder="false">
          <draw:text-box>
            <text:p text:style-name="a491" text:class-names="" text:cond-style-name=""><text:span text:style-name="a490" text:class-names="">Textmasterformat bearbeiten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Zweite Ebene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ünfte Ebene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Fußzeilenplatzhalter 5" svg:x="0in" svg:y="9.49826in" svg:width="3.25in" svg:height="0.5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Foliennummernplatzhalter 6" svg:x="4.24826in" svg:y="9.49826in" svg:width="3.25in" svg:height="0.5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514">
      <draw:frame draw:id="id47" presentation:style-name="a518" draw:name="Titel 1" svg:x="0.5in" svg:y="0.29861in" svg:width="3.28993in" svg:height="1.27083in" presentation:class="title" presentation:placeholder="false">
        <draw:text-box>
          <text:p text:style-name="a517" text:class-names="" text:cond-style-name=""><text:span text:style-name="a515" text:class-names="">Titelmasterformat durch Klicken bearbeiten</text:span><text:span text:style-name="a516" text:class-names=""/></text:p>
        </draw:text-box>
        <svg:title/>
        <svg:desc/>
      </draw:frame>
      <draw:frame draw:id="id48" presentation:style-name="a535" draw:name="Inhaltsplatzhalter 2" svg:x="3.90972in" svg:y="0.29861in" svg:width="5.59028in" svg:height="6.40104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Textmasterformat bearbeiten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Zweite Ebene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ünfte Ebene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platzhalter 3" svg:x="0.5in" svg:y="1.56944in" svg:width="3.28993in" svg:height="5.13021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Textmasterformat bearbeiten</text:span></text:p>
            </text:list-item>
          </text:list>
        </draw:text-box>
        <svg:title/>
        <svg:desc/>
      </draw:frame>
      <draw:frame draw:id="id50" presentation:style-name="a544" draw:name="Datumsplatzhalter 4" svg:x="0.5in" svg:y="6.95139in" svg:width="2.3333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/></text:span><text:span text:style-name="a542" text:class-names=""/></text:p>
        </draw:text-box>
        <svg:title/>
        <svg:desc/>
      </draw:frame>
      <draw:frame draw:id="id51" presentation:style-name="a547" draw:name="Fußzeilenplatzhalter 5" svg:x="3.41667in" svg:y="6.95139in" svg:width="3.16667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Foliennummernplatzhalter 6" svg:x="7.16667in" svg:y="6.95139in" svg:width="2.3333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Kopfzeilenplatzhalter 1" svg:x="0in" svg:y="0in" svg:width="3.25in" svg:height="0.5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umsplatzhalter 2" svg:x="4.24826in" svg:y="0in" svg:width="3.25in" svg:height="0.5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560" draw:name="Folienbildplatzhalter 3">
          <svg:title/>
          <svg:desc/>
        </draw:page-thumbnail>
        <draw:frame draw:id="id8" presentation:style-name="a576" draw:name="Notizenplatzhalter 4" svg:x="0.75in" svg:y="4.75in" svg:width="6in" svg:height="4.5in" presentation:class="notes" presentation:placeholder="false">
          <draw:text-box>
            <text:p text:style-name="a562" text:class-names="" text:cond-style-name=""><text:span text:style-name="a561" text:class-names="">Textmasterformat bearbeiten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Zweite Ebene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Fünfte Ebene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Fußzeilenplatzhalter 5" svg:x="0in" svg:y="9.49826in" svg:width="3.25in" svg:height="0.5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Foliennummernplatzhalter 6" svg:x="4.24826in" svg:y="9.49826in" svg:width="3.25in" svg:height="0.5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85">
      <draw:frame draw:id="id53" presentation:style-name="a589" draw:name="Titel 1" svg:x="1.96007in" svg:y="5.25in" svg:width="6in" svg:height="0.61979in" presentation:class="title" presentation:placeholder="false">
        <draw:text-box>
          <text:p text:style-name="a588" text:class-names="" text:cond-style-name=""><text:span text:style-name="a586" text:class-names="">Titelmasterformat durch Klicken bearbeiten</text:span><text:span text:style-name="a587" text:class-names=""/></text:p>
        </draw:text-box>
        <svg:title/>
        <svg:desc/>
      </draw:frame>
      <draw:frame draw:id="id54" presentation:style-name="a592" draw:name="Bildplatzhalter 2" svg:x="1.96007in" svg:y="0.67014in" svg:width="6in" svg:height="4.5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Textplatzhalter 3" svg:x="1.96007in" svg:y="5.86979in" svg:width="6in" svg:height="0.88021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Textmasterformat bearbeiten</text:span></text:p>
            </text:list-item>
          </text:list>
        </draw:text-box>
        <svg:title/>
        <svg:desc/>
      </draw:frame>
      <draw:frame draw:id="id56" presentation:style-name="a601" draw:name="Datumsplatzhalter 4" svg:x="0.5in" svg:y="6.95139in" svg:width="2.3333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/></text:span><text:span text:style-name="a599" text:class-names=""/></text:p>
        </draw:text-box>
        <svg:title/>
        <svg:desc/>
      </draw:frame>
      <draw:frame draw:id="id57" presentation:style-name="a604" draw:name="Fußzeilenplatzhalter 5" svg:x="3.41667in" svg:y="6.95139in" svg:width="3.16667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Foliennummernplatzhalter 6" svg:x="7.16667in" svg:y="6.95139in" svg:width="2.3333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/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Kopfzeilenplatzhalter 1" svg:x="0in" svg:y="0in" svg:width="3.25in" svg:height="0.5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Datumsplatzhalter 2" svg:x="4.24826in" svg:y="0in" svg:width="3.25in" svg:height="0.5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/></text:span><text:span text:style-name="a61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617" draw:name="Folienbildplatzhalter 3">
          <svg:title/>
          <svg:desc/>
        </draw:page-thumbnail>
        <draw:frame draw:id="id8" presentation:style-name="a633" draw:name="Notizenplatzhalter 4" svg:x="0.75in" svg:y="4.75in" svg:width="6in" svg:height="4.5in" presentation:class="notes" presentation:placeholder="false">
          <draw:text-box>
            <text:p text:style-name="a619" text:class-names="" text:cond-style-name=""><text:span text:style-name="a618" text:class-names="">Textmasterformat bearbeiten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Zweite Ebene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Fünfte Ebene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Fußzeilenplatzhalter 5" svg:x="0in" svg:y="9.49826in" svg:width="3.25in" svg:height="0.5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Foliennummernplatzhalter 6" svg:x="4.24826in" svg:y="9.49826in" svg:width="3.25in" svg:height="0.5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/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42">
      <draw:frame draw:id="id59" presentation:style-name="a646" draw:name="Titel 1" svg:x="0.5in" svg:y="0.30035in" svg:width="9in" svg:height="1.25in" presentation:class="title" presentation:placeholder="false">
        <draw:text-box>
          <text:p text:style-name="a645" text:class-names="" text:cond-style-name=""><text:span text:style-name="a643" text:class-names="">Titelmasterformat durch Klicken bearbeiten</text:span><text:span text:style-name="a644" text:class-names=""/></text:p>
        </draw:text-box>
        <svg:title/>
        <svg:desc/>
      </draw:frame>
      <draw:frame draw:id="id60" presentation:style-name="a663" draw:name="Vertikaler Textplatzhalter 2" svg:x="0.5in" svg:y="1.75in" svg:width="9in" svg:height="4.94965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Textmasterformat bearbeiten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Zweite Ebene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Fünfte Ebene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Datumsplatzhalter 3" svg:x="0.5in" svg:y="6.95139in" svg:width="2.3333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/></text:span><text:span text:style-name="a666" text:class-names=""/></text:p>
        </draw:text-box>
        <svg:title/>
        <svg:desc/>
      </draw:frame>
      <draw:frame draw:id="id62" presentation:style-name="a671" draw:name="Fußzeilenplatzhalter 4" svg:x="3.41667in" svg:y="6.95139in" svg:width="3.16667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Foliennummernplatzhalter 5" svg:x="7.16667in" svg:y="6.95139in" svg:width="2.3333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/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Kopfzeilenplatzhalter 1" svg:x="0in" svg:y="0in" svg:width="3.25in" svg:height="0.5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Datumsplatzhalter 2" svg:x="4.24826in" svg:y="0in" svg:width="3.25in" svg:height="0.5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/></text:span><text:span text:style-name="a681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684" draw:name="Folienbildplatzhalter 3">
          <svg:title/>
          <svg:desc/>
        </draw:page-thumbnail>
        <draw:frame draw:id="id8" presentation:style-name="a700" draw:name="Notizenplatzhalter 4" svg:x="0.75in" svg:y="4.75in" svg:width="6in" svg:height="4.5in" presentation:class="notes" presentation:placeholder="false">
          <draw:text-box>
            <text:p text:style-name="a686" text:class-names="" text:cond-style-name=""><text:span text:style-name="a685" text:class-names="">Textmasterformat bearbeiten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Zweite Ebene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Fünfte Ebene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Fußzeilenplatzhalter 5" svg:x="0in" svg:y="9.49826in" svg:width="3.25in" svg:height="0.5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Foliennummernplatzhalter 6" svg:x="4.24826in" svg:y="9.49826in" svg:width="3.25in" svg:height="0.5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/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709">
      <draw:frame draw:id="id64" presentation:style-name="a713" draw:name="Vertikaler Titel 1" svg:x="7.25in" svg:y="0.30035in" svg:width="2.25in" svg:height="6.39931in" presentation:class="title" presentation:placeholder="false">
        <draw:text-box>
          <text:p text:style-name="a712" text:class-names="" text:cond-style-name=""><text:span text:style-name="a710" text:class-names="">Titelmasterformat durch Klicken bearbeiten</text:span><text:span text:style-name="a711" text:class-names=""/></text:p>
        </draw:text-box>
        <svg:title/>
        <svg:desc/>
      </draw:frame>
      <draw:frame draw:id="id65" presentation:style-name="a730" draw:name="Vertikaler Textplatzhalter 2" svg:x="0.5in" svg:y="0.30035in" svg:width="6.58333in" svg:height="6.39931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Textmasterformat bearbeiten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Zweite Ebene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Dritte Ebene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ünfte Ebene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Datumsplatzhalter 3" svg:x="0.5in" svg:y="6.95139in" svg:width="2.3333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/></text:span><text:span text:style-name="a733" text:class-names=""/></text:p>
        </draw:text-box>
        <svg:title/>
        <svg:desc/>
      </draw:frame>
      <draw:frame draw:id="id67" presentation:style-name="a738" draw:name="Fußzeilenplatzhalter 4" svg:x="3.41667in" svg:y="6.95139in" svg:width="3.16667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Foliennummernplatzhalter 5" svg:x="7.16667in" svg:y="6.95139in" svg:width="2.3333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/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Kopfzeilenplatzhalter 1" svg:x="0in" svg:y="0in" svg:width="3.25in" svg:height="0.5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Datumsplatzhalter 2" svg:x="4.24826in" svg:y="0in" svg:width="3.25in" svg:height="0.5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/></text:span><text:span text:style-name="a74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751" draw:name="Folienbildplatzhalter 3">
          <svg:title/>
          <svg:desc/>
        </draw:page-thumbnail>
        <draw:frame draw:id="id8" presentation:style-name="a767" draw:name="Notizenplatzhalter 4" svg:x="0.75in" svg:y="4.75in" svg:width="6in" svg:height="4.5in" presentation:class="notes" presentation:placeholder="false">
          <draw:text-box>
            <text:p text:style-name="a753" text:class-names="" text:cond-style-name=""><text:span text:style-name="a752" text:class-names="">Textmasterformat bearbeiten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Zweite Ebene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Fünfte Ebene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Fußzeilenplatzhalter 5" svg:x="0in" svg:y="9.49826in" svg:width="3.25in" svg:height="0.5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Foliennummernplatzhalter 6" svg:x="4.24826in" svg:y="9.49826in" svg:width="3.25in" svg:height="0.5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/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-Präsentation</dc:title>
    <meta:initial-creator>Rainer Grimm</meta:initial-creator>
    <dc:creator>Rainer Grimm</dc:creator>
    <meta:creation-date>2019-01-03T10:03:07Z</meta:creation-date>
    <dc:date>2019-01-03T10:04:09Z</dc:date>
    <meta:editing-cycles>1</meta:editing-cycles>
    <meta:editing-duration>PT0S</meta:editing-duration>
    <meta:document-statistic meta:paragraph-count="4" meta:word-count="7"/>
  </office:meta>
</office:document-meta>
</file>